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ACD0A7711A6DEC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width="20.59cm" svg:height="11.582cm" draw:z-index="0"><draw:image xlink:href="Pictures/100002010000078000000438ACD0A7711A6DE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 LibreOffice_project/b79626edf0065ac373bd1df5c28bd630b4424273</meta:generator>
    <dc:date>2019-09-18T18:37:36.413000000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